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LTStd-BoldCond" svg:font-family="HelveticaLTStd-BoldCond"/>
    <style:font-face style:name="HelveticaLTStd-Light" svg:font-family="HelveticaLTStd-Ligh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ice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 Category</text:p>
          </table:table-cell>
        </table:table-row>
        <table:table-row table:style-name="ro1">
          <table:table-cell office:value-type="string" calcext:value-type="string">
            <text:p>CncrtGrand</text:p>
          </table:table-cell>
          <table:table-cell office:value-type="string" calcext:value-type="string">
            <text:p>Acoustic Pianos</text:p>
          </table:table-cell>
          <table:table-cell office:value-type="string" calcext:value-type="string">
            <text:p>Acoustic Piano</text:p>
          </table:table-cell>
        </table:table-row>
        <table:table-row table:style-name="ro1">
          <table:table-cell office:value-type="string" calcext:value-type="string">
            <text:p>MelloG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ntc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G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GrandP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 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kyt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d Key</text:p>
          </table:table-cell>
          <table:table-cell/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80s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dS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no 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&amp;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&amp;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 Grand</text:p>
          </table:table-cell>
          <table:table-cell/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Agro G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ed</text:p>
          </table:table-cell>
          <table:table-cell/>
          <table:table-cell office:value-type="string" calcext:value-type="string">
            <text:p>Vintage</text:p>
          </table:table-cell>
        </table:table-row>
        <table:table-row table:style-name="ro1">
          <table:table-cell office:value-type="string" calcext:value-type="string">
            <text:p>Old Blues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 1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70Ch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age'74</text:p>
          </table:table-cell>
          <table:table-cell office:value-type="string" calcext:value-type="string">
            <text:p>Keyboards</text:p>
          </table:table-cell>
          <table:table-cell office:value-type="string" calcext:value-type="string">
            <text:p>Electric Pianos</text:p>
          </table:table-cell>
        </table:table-row>
        <table:table-row table:style-name="ro1">
          <table:table-cell office:value-type="string" calcext:value-type="string">
            <text:p>R&amp;B 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70'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 C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Vin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sr Vin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 T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lyFu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 Soul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ck Dy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o St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oCh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sBo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usH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Ch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 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yl 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l Wur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liBr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liDi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liPha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o Wur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 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o 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.Piano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Legend</text:p>
          </table:table-cell>
          <table:table-cell/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ell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Wo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 T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M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Cr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Cele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 Plu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-7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 T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816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mb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5-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.Pian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 Clav</text:p>
          </table:table-cell>
          <table:table-cell/>
          <table:table-cell office:value-type="string" calcext:value-type="string">
            <text:p>Clavichord</text:p>
          </table:table-cell>
        </table:table-row>
        <table:table-row table:style-name="ro1">
          <table:table-cell office:value-type="string" calcext:value-type="string">
            <text:p>Super C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eoC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owC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 Pha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C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 C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sich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sich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si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eCla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 Pno</text:p>
          </table:table-cell>
          <table:table-cell/>
          <table:table-cell office:value-type="string" calcext:value-type="string">
            <text:p>Synth</text:p>
          </table:table-cell>
        </table:table-row>
        <table:table-row table:style-name="ro1">
          <table:table-cell office:value-type="string" calcext:value-type="string">
            <text:p>Ahr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+8+5&amp;1/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Tone wheel</text:p>
          </table:table-cell>
        </table:table-row>
        <table:table-row table:style-name="ro1">
          <table:table-cell office:value-type="string" calcext:value-type="string">
            <text:p>Jz2Perc+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t3w/P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 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y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y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Ch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oad2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nc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Bars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rVib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 Ch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nic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Whe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nt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Ro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'n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 P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 P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B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Or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 Or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 Organ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TnyCmboB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yCmboB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7 Ke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-4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y Pipe</text:p>
          </table:table-cell>
          <table:table-cell/>
          <table:table-cell office:value-type="string" calcext:value-type="string">
            <text:p>Pipe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Pa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m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e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y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 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Or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o 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nd Head</text:p>
          </table:table-cell>
          <table:table-cell/>
          <table:table-cell office:value-type="string" calcext:value-type="string">
            <text:p>Synth</text:p>
          </table:table-cell>
        </table:table-row>
        <table:table-row table:style-name="ro1">
          <table:table-cell office:value-type="string" calcext:value-type="string">
            <text:p>M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li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yl 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Rhy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about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Classical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Acoustic Guitar</text:p>
          </table:table-cell>
        </table:table-row>
        <table:table-row table:style-name="ro1">
          <table:table-cell office:value-type="string" calcext:value-type="string">
            <text:p>HiT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Pa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onS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onHr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c12St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c12St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 Ny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S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NS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Hr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 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cou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12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y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StrM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znatr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on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nElc&amp;Ac1</text:p>
          </table:table-cell>
          <table:table-cell/>
          <table:table-cell office:value-type="string" calcext:value-type="string">
            <text:p>Electric Clean</text:p>
          </table:table-cell>
        </table:table-row>
        <table:table-row table:style-name="ro1">
          <table:table-cell office:value-type="string" calcext:value-type="string">
            <text:p>ClnElc&amp;A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nElc&amp;A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ge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y P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dicJ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ilJa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C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S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It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dyC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sC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 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 Gu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S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S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 8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R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12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F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St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lec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C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M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al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oil80s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Hair</text:p>
          </table:table-cell>
          <table:table-cell/>
          <table:table-cell office:value-type="string" calcext:value-type="string">
            <text:p>Electric Distortion</text:p>
          </table:table-cell>
        </table:table-row>
        <table:table-row table:style-name="ro1">
          <table:table-cell office:value-type="string" calcext:value-type="string">
            <text:p>2 Coil '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yT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abi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B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us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 Boo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 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R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 M&amp;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chd 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c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gGui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M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 M&amp;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 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R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1 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keFn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he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doo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erW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L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il 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nchy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Roc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gh T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 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drv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tn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tar 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 Growl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coustic Bass</text:p>
          </table:table-cell>
        </table:table-row>
        <table:table-row table:style-name="ro1">
          <table:table-cell office:value-type="string" calcext:value-type="string">
            <text:p>GrooveA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tc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FlatWnd</text:p>
          </table:table-cell>
          <table:table-cell/>
          <table:table-cell office:value-type="string" calcext:value-type="string">
            <text:p>Electric Bass</text:p>
          </table:table-cell>
        </table:table-row>
        <table:table-row table:style-name="ro1">
          <table:table-cell office:value-type="string" calcext:value-type="string">
            <text:p>Round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T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ve 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age 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Fn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 Flt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 P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 Am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grBs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 Bu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P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M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P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P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p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lss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ls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assFn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zz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arly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bo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Fzz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i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Cabi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d B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d B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les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pBas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Bs2 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VCOs</text:p>
          </table:table-cell>
          <table:table-cell/>
          <table:table-cell office:value-type="string" calcext:value-type="string">
            <text:p>Synth Bass</text:p>
          </table:table-cell>
        </table:table-row>
        <table:table-row table:style-name="ro1">
          <table:table-cell office:value-type="string" calcext:value-type="string">
            <text:p>Brain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 B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Sine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Fa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oooo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gieL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e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S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&amp;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 B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ic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y 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t Th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m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Co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z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 Pe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 Syn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 Syn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Danc'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Ma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h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 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t 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vAna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 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C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S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r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ht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n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y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ce 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tSe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atPu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P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 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 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Bee 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ming 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y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hyD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T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us P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Or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as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as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un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Sharp 3o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t 303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 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eake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n Solo 1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Vln Sol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 Solo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 Sol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o 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o D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 Solo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 sol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Vio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b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t</text:p>
          </table:table-cell>
          <table:table-cell/>
          <table:table-cell office:value-type="string" calcext:value-type="string">
            <text:p>Ensemble</text:p>
          </table:table-cell>
        </table:table-row>
        <table:table-row table:style-name="ro1">
          <table:table-cell office:value-type="string" calcext:value-type="string">
            <text:p>Small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igh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 H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rg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B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s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v 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 Chm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kB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m Str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mStrs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 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 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 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+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mStr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 Sec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 Sec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h Pizz</text:p>
          </table:table-cell>
          <table:table-cell/>
          <table:table-cell office:value-type="string" calcext:value-type="string">
            <text:p>Pizzicato</text:p>
          </table:table-cell>
        </table:table-row>
        <table:table-row table:style-name="ro1">
          <table:table-cell office:value-type="string" calcext:value-type="string">
            <text:p>PluckyPi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v Pi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atoL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yH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eoH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ic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Strings</text:p>
          </table:table-cell>
          <table:table-cell/>
          <table:table-cell office:value-type="string" calcext:value-type="string">
            <text:p>Synth</text:p>
          </table:table-cell>
        </table:table-row>
        <table:table-row table:style-name="ro1">
          <table:table-cell office:value-type="string" calcext:value-type="string">
            <text:p>Mourn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 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Si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y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le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me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v 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sc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r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Mac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ctv 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ce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ic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+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Vio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yl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 Str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 Str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Matic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Amb Piz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 1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TpRmntc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Trump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Tr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 Tr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Leg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M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Flu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mbon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Bon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 Tro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EzyB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H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orn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 T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mbon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 T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Sec</text:p>
          </table:table-cell>
          <table:table-cell/>
          <table:table-cell office:value-type="string" calcext:value-type="string">
            <text:p>Brass Ensemble</text:p>
          </table:table-cell>
        </table:table-row>
        <table:table-row table:style-name="ro1">
          <table:table-cell office:value-type="string" calcext:value-type="string">
            <text:p>Bony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Mf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 Brs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Brs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sO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y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rza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Brs&amp;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B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xBigB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 F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-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phonium</text:p>
          </table:table-cell>
          <table:table-cell/>
          <table:table-cell office:value-type="string" calcext:value-type="string">
            <text:p>Orchestra</text:p>
          </table:table-cell>
        </table:table-row>
        <table:table-row table:style-name="ro1">
          <table:table-cell office:value-type="string" calcext:value-type="string">
            <text:p>F.Horn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+B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BoneT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 H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ho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 Ho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d Sec</text:p>
          </table:table-cell>
          <table:table-cell/>
          <table:table-cell office:value-type="string" calcext:value-type="string">
            <text:p>Synth</text:p>
          </table:table-cell>
        </table:table-row>
        <table:table-row table:style-name="ro1">
          <table:table-cell office:value-type="string" calcext:value-type="string">
            <text:p>HybrdB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d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et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 B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lSaw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1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e CS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 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 Ho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PWM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5thB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ras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ras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ranoLe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axophone</text:p>
          </table:table-cell>
        </table:table-row>
        <table:table-row table:style-name="ro1">
          <table:table-cell office:value-type="string" calcext:value-type="string">
            <text:p>Soprano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Vi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Leg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 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 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Ring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 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i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B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xOctv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dSax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ranoS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 S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 S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i S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e Leg</text:p>
          </table:table-cell>
          <table:table-cell/>
          <table:table-cell office:value-type="string" calcext:value-type="string">
            <text:p>Flute</text:p>
          </table:table-cell>
        </table:table-row>
        <table:table-row table:style-name="ro1">
          <table:table-cell office:value-type="string" calcext:value-type="string">
            <text:p>Sweet F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 F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Fl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e+C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 F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c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f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uh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net 1</text:p>
          </table:table-cell>
          <table:table-cell/>
          <table:table-cell office:value-type="string" calcext:value-type="string">
            <text:p>Woodwind</text:p>
          </table:table-cell>
        </table:table-row>
        <table:table-row table:style-name="ro1">
          <table:table-cell office:value-type="string" calcext:value-type="string">
            <text:p>2Ob &amp; B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 Quin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a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hnai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oe 1</text:p>
          </table:table-cell>
          <table:table-cell/>
          <table:table-cell office:value-type="string" calcext:value-type="string">
            <text:p>Reed pipe</text:p>
          </table:table-cell>
        </table:table-row>
        <table:table-row table:style-name="ro1">
          <table:table-cell office:value-type="string" calcext:value-type="string">
            <text:p>Sweet Ob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oeSft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 Clar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oo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h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leH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y H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zDist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mon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o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. H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o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ne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e Lead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Bleep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dVin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Sq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ty 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 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ock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 Lead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. Fi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Sy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a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dy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5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Saw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iop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ff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th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&amp;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yPulse</text:p>
          </table:table-cell>
          <table:table-cell/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ini Th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t D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 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ja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 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 A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 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ten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D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amee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F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r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L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 Lead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Pw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u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me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gSaw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y 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Undul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n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Hip Hop</text:p>
          </table:table-cell>
        </table:table-row>
        <table:table-row table:style-name="ro1">
          <table:table-cell office:value-type="string" calcext:value-type="string">
            <text:p>Talk 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lGng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z L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ySawLd</text:p>
          </table:table-cell>
          <table:table-cell/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Buzz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reme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tr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F D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k G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l T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kdCh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st 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HookL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HookL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Fun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PortaQu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dDo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Pad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DrkMod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Syn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 L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 Sw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rmeSw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yn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Light</text:p>
          </table:table-cell>
          <table:table-cell/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Nu Warm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 At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S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kAtmo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kOrga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 Bra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2No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S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Mt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mBac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 Sp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Dg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teS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22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rEa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ed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osp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per</text:p>
          </table:table-cell>
          <table:table-cell/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Dram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wAttc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 B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 &amp; S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cSwl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etF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 Sy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R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ul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ge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-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Ship</text:p>
          </table:table-cell>
          <table:table-cell/>
          <table:table-cell office:value-type="string" calcext:value-type="string">
            <text:p>Choir</text:p>
          </table:table-cell>
        </table:table-row>
        <table:table-row table:style-name="ro1">
          <table:table-cell office:value-type="string" calcext:value-type="string">
            <text:p>Vowel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V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h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oh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op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s+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E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ap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h 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h 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 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Shne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Cosmic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Ho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yFilt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yFilte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 Rez Cmp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P5 Ana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T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Attack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bFi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Da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y Ny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 At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Comp</text:p>
          </table:table-cell>
          <table:table-cell/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Rezz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z Cla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ffy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tro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FM 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Pha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M At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_Z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eAt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oAt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P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 S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t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z Re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Tr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1</text:p>
          </table:table-cell>
          <table:table-cell/>
          <table:table-cell office:value-type="string" calcext:value-type="string">
            <text:p>Fade</text:p>
          </table:table-cell>
        </table:table-row>
        <table:table-row table:style-name="ro1">
          <table:table-cell office:value-type="string" calcext:value-type="string">
            <text:p>NightW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B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DncChrd</text:p>
          </table:table-cell>
          <table:table-cell/>
          <table:table-cell office:value-type="string" calcext:value-type="string">
            <text:p>Hook</text:p>
          </table:table-cell>
        </table:table-row>
        <table:table-row table:style-name="ro1">
          <table:table-cell office:value-type="string" calcext:value-type="string">
            <text:p>Digy_SEQ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NerveNa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Ch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yCho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Hor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Ch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dma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i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ether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py 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l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nW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aky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. Wah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Cm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mboi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p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os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Saw 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ce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 D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 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F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oT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Marimba</text:p>
          </table:table-cell>
          <table:table-cell office:value-type="string" calcext:value-type="string">
            <text:p>Chromatic Percussion</text:p>
          </table:table-cell>
          <table:table-cell office:value-type="string" calcext:value-type="string">
            <text:p>Mallet</text:p>
          </table:table-cell>
        </table:table-row>
        <table:table-row table:style-name="ro1">
          <table:table-cell office:value-type="string" calcext:value-type="string">
            <text:p>Vibes B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nc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kle</text:p>
          </table:table-cell>
          <table:table-cell/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Stick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B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 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-P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us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ls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bel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icB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e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In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Bel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 P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 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e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kle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 Bell</text:p>
          </table:table-cell>
          <table:table-cell/>
          <table:table-cell office:value-type="string" calcext:value-type="string">
            <text:p>Synth Bell</text:p>
          </table:table-cell>
        </table:table-row>
        <table:table-row table:style-name="ro1">
          <table:table-cell office:value-type="string" calcext:value-type="string">
            <text:p>Bell Ch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o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y 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m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nd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baB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StlDrm</text:p>
          </table:table-cell>
          <table:table-cell/>
          <table:table-cell office:value-type="string" calcext:value-type="string">
            <text:p>Percussion Drum</text:p>
          </table:table-cell>
        </table:table-row>
        <table:table-row table:style-name="ro1">
          <table:table-cell office:value-type="string" calcext:value-type="string">
            <text:p>GlassMb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p+C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ko 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dic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 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RandomC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StdKit1</text:p>
          </table:table-cell>
          <table:table-cell table:number-columns-repeated="2" office:value-type="string" calcext:value-type="string">
            <text:p>Drums</text:p>
          </table:table-cell>
        </table:table-row>
        <table:table-row table:style-name="ro1">
          <table:table-cell office:value-type="string" calcext:value-type="string">
            <text:p>PwrStdK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rStd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td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Rock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kSteKi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kSteK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HH Ki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HH K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HopKi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HopK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HopKi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HopKit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 Ki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 K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B Ki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B K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B Ki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ce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lOut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gT9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gT8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o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Ki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K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Cmp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le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c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td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t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Pop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mMach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kMult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 Mutl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Ki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icM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S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GM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 Latin</text:p>
          </table:table-cell>
          <table:table-cell/>
          <table:table-cell office:value-type="string" calcext:value-type="string">
            <text:p>Percussion</text:p>
          </table:table-cell>
        </table:table-row>
        <table:table-row table:style-name="ro1">
          <table:table-cell office:value-type="string" calcext:value-type="string">
            <text:p>Perc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Perc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ko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Bit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lBIt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 SF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 Men</text:p>
          </table:table-cell>
          <table:table-cell office:value-type="string" calcext:value-type="string">
            <text:p>Sound Effects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etamo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rPl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Wal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i 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x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y 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C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/>
          <table:table-cell office:value-type="string" calcext:value-type="string">
            <text:p>Ambient</text:p>
          </table:table-cell>
        </table:table-row>
        <table:table-row table:style-name="ro1">
          <table:table-cell office:value-type="string" calcext:value-type="string">
            <text:p>Water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Trap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Ne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e River</text:p>
          </table:table-cell>
          <table:table-cell/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NewAgeA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Bl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 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No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h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co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sh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ing</text:p>
          </table:table-cell>
          <table:table-cell/>
          <table:table-cell office:value-type="string" calcext:value-type="string">
            <text:p>Science Fiction</text:p>
          </table:table-cell>
        </table:table-row>
        <table:table-row table:style-name="ro1">
          <table:table-cell office:value-type="string" calcext:value-type="string">
            <text:p>Goa Psy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rs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r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e 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lHld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zer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ohh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heFr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T. Can 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on E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a No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OfEden</text:p>
          </table:table-cell>
          <table:table-cell office:value-type="string" calcext:value-type="string">
            <text:p>Musical Effects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WavJour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D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ing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wi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Div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Nee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AI-IS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su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i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reme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Re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pr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r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f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V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yo Eth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h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oBEA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oBEA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oBEA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 Amb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sot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l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zzard</text:p>
          </table:table-cell>
          <table:table-cell/>
          <table:table-cell office:value-type="string" calcext:value-type="string">
            <text:p>Ambient</text:p>
          </table:table-cell>
        </table:table-row>
        <table:table-row table:style-name="ro1">
          <table:table-cell office:value-type="string" calcext:value-type="string">
            <text:p>SING B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kt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Vox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 C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imen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tic 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f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Sweep</text:p>
          </table:table-cell>
        </table:table-row>
        <table:table-row table:style-name="ro1">
          <table:table-cell office:value-type="string" calcext:value-type="string">
            <text:p>Long Hi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 S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Stab</text:p>
          </table:table-cell>
          <table:table-cell/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Vinyl 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 B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 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Cmp 2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Green Va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vr 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Of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d F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stN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2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Ib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en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izaG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onCh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remeH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T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d Det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d Ch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scra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no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yB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tr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dmBea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 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Su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.Sini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rhyt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heV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er 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ppL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yl B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logP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. Bea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'n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s &amp; 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a No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ow 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Strb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Strb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dm W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 W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Destr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Jar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Ro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Gl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Oxidiz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DnB M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Down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ErlyL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NoizXp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T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Revrs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Crush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Hevy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Chill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GtdBea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HHSh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Blip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NstyG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Scr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T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Psyc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Psyc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 Dub 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ence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Bowed</text:p>
          </table:table-cell>
        </table:table-row>
        <table:table-row table:style-name="ro1">
          <table:table-cell office:value-type="string" calcext:value-type="string">
            <text:p>Kemen W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w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ira</text:p>
          </table:table-cell>
          <table:table-cell/>
          <table:table-cell office:value-type="string" calcext:value-type="string">
            <text:p>Plucked</text:p>
          </table:table-cell>
        </table:table-row>
        <table:table-row table:style-name="ro1">
          <table:table-cell office:value-type="string" calcext:value-type="string">
            <text:p>Bagl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o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z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Trem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zFee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AmI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k-o-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a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ar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ur</text:p>
          </table:table-cell>
          <table:table-cell/>
          <table:table-cell office:value-type="string" calcext:value-type="string">
            <text:p>Strucked</text:p>
          </table:table-cell>
        </table:table-row>
        <table:table-row table:style-name="ro1">
          <table:table-cell office:value-type="string" calcext:value-type="string">
            <text:p>Tabla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y</text:p>
          </table:table-cell>
          <table:table-cell/>
          <table:table-cell office:value-type="string" calcext:value-type="string">
            <text:p>Blown</text:p>
          </table:table-cell>
        </table:table-row>
        <table:table-row table:style-name="ro1">
          <table:table-cell office:value-type="string" calcext:value-type="string">
            <text:p>Zu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hnai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geri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ke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icFltEthn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nology</text:p>
          </table:table-cell>
          <table:table-cell/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Oztrali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LTStd-BoldCond" svg:font-family="HelveticaLTStd-BoldCond"/>
    <style:font-face style:name="HelveticaLTStd-Light" svg:font-family="HelveticaLTStd-Ligh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20:50:10.909000000</meta:creation-date>
    <dc:date>2020-05-26T21:52:31.080000000</dc:date>
    <meta:editing-duration>PT21M46S</meta:editing-duration>
    <meta:editing-cycles>5</meta:editing-cycles>
    <meta:generator>LibreOffice/6.3.5.2$Windows_X86_64 LibreOffice_project/dd0751754f11728f69b42ee2af66670068624673</meta:generator>
    <meta:document-statistic meta:table-count="1" meta:cell-count="1256" meta:object-count="0"/>
  </office:meta>
</office:document-meta>
</file>